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text-align="center" style:justify-single-word="false" style:page-number="1"/>
    </style:style>
    <style:style style:name="P2" style:family="paragraph" style:parent-style-name="Text_20_body">
      <style:paragraph-properties fo:text-align="center" style:justify-single-word="false"/>
    </style:style>
    <text:list-style style:name="L1">
      <text:list-level-style-number text:level="1" style:num-format=""/>
      <text:list-level-style-number text:level="2" style:num-format="">
        <style:list-level-properties text:min-label-distance="0.15in"/>
      </text:list-level-style-number>
      <text:list-level-style-number text:level="3" style:num-format=""/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QLRunner Integration Guide</text:h>
      <text:p text:style-name="P2">Ian F. Darwin</text:p>
      <text:p text:style-name="P2">http://www.darwinsys.com</text:p>
      <text:h text:style-name="Heading_20_1" text:outline-level="1">SQLRunner</text:h>
      <text:p text:style-name="Text_20_body">SQLRunner is a “fall-back” tool that lets you work at the raw SQL command level. <text:s/>This is an advanced topic and should only be used by (or made available to) those familiar with the intricacies of SQL commands and the details of your database; like a sharp knife, this tool is very useful in the hands of a skilled chef, but a slip of the fingers here can be quite messy...</text:p>
      <text:p text:style-name="Text_20_body">SQLRunner was written by Ian Darwin, and is distributed under a liberal free-software, open-source license, the BSD License, approved by the Open Software Initiative.</text:p>
      <text:h text:style-name="Heading_20_1" text:outline-level="1">Using SQLRunner</text:h>
      <text:p text:style-name="Text_20_body">Usage information is contained in the separate user document.</text:p>
      <text:h text:style-name="Heading_20_1" text:outline-level="1">Getting SQLRunner</text:h>
      <text:p text:style-name="Text_20_body">Download the source via CVS (see <text:a xlink:type="simple" xlink:href="http://www.darwinsys.com/freeware">http://www.darwinsys.com/freeware</text:a>) and compile it yourself using either Ant or Eclipse.</text:p>
      <text:p text:style-name="Text_20_body">Integration</text:p>
      <text:p text:style-name="Text_20_body">In order to use SQLRunner from within your application, you need to provide an instance of ConfigurationManager to the SQLRunner Constructor. This requires two methods:</text:p>
      <text:p text:style-name="List_20_1">getConfigurations(): give SQLRunner access to a List of Configuration object, and </text:p>
      <text:p text:style-name="List_20_1">getConnection(Configuration): allows SQLRunner to get a JDBC Connection from a given configuration. Note that if the Connections are shared, they must be pooled or otherwise delegated to, as SQLRunner will close the Connection when it is finished.</text:p>
      <text:p text:style-name="Text_20_body">Notice also that SQLRunner will get the connection each time the user presses its Run button.</text:p>
      <text:p text:style-name="Text_20_body">There is no way to change the List of Configuration objects; if this list is changed by another part of your application, you should notice this and construct a new SQLRunner object.</text:p>
      <text:h text:style-name="Heading_20_3" text:outline-level="3">TODO List</text:h>
      <text:p text:style-name="Text_20_body">The program is still in development, and there are some improvements that could be made. There is a TODO file in the source tree listing areas suggested for further develop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Nimbus Roman No9 L" fo:font-size="12pt" fo:language="en" fo:country="US" style:font-name-asian="DejaVu Sans" style:font-size-asian="12pt" style:language-asian="en" style:country-asian="US" style:font-name-complex="Lucida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00%" fo:text-align="start" style:justify-single-word="false" fo:hyphenation-ladder-count="no-limit" fo:text-indent="0in" style:auto-text-indent="false" fo:background-color="transparent" style:writing-mode="lr-tb">
        <style:tab-stops/>
        <style:background-image/>
      </style:paragraph-properties>
      <style:text-properties fo:font-variant="normal" fo:text-transform="none" fo:color="#000000" style:text-line-through-style="none" style:text-position="0% 58%" fo:font-size="12pt" fo:language="en" fo:country="US" fo:font-style="normal" fo:text-shadow="none" style:text-underline-style="none" fo:font-weight="normal" style:text-underline-mode="continuous" style:text-line-through-mode="continuous" fo:background-color="transparen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fo:font-size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top="0.1665in" fo:margin-bottom="0.0835in" fo:keep-with-next="always"/>
      <style:text-properties fo:font-size="16pt" fo:font-weight="bold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top="0.1665in" fo:margin-bottom="0.0835in" fo:keep-with-next="always"/>
      <style:text-properties fo:font-size="14pt" fo:font-weight="bold"/>
    </style:style>
    <style:style style:name="List" style:family="paragraph" style:parent-style-name="Standard" style:class="list">
      <style:paragraph-properties fo:margin-top="0in" fo:margin-bottom="0.0835in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1_20_Start" style:display-name="List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/>
      <style:text-properties fo:font-style="italic"/>
    </style:style>
    <style:style style:name="Preformatted_20_Text" style:display-name="Preformatted Text" style:family="paragraph" style:parent-style-name="Standard" style:class="html">
      <style:text-properties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fo:background-color="transparent" style:background-transparency="100%" fo:padding="0in" fo:border="none">
        <style:background-image/>
      </style:graphic-properties>
    </style:style>
    <text:outline-style>
      <text:outline-level-style text:level="1" style:num-format=""/>
      <text:outline-level-style text:level="2" style:num-format="">
        <style:list-level-properties text:min-label-distance="0.15in"/>
      </text:outline-level-style>
      <text:outline-level-style text:level="3" style:num-format=""/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fo:border="none" fo:padding="0in" style:writing-mode="lr-tb" style:footnote-max-height="0in">
        <style:footnote-sep style:width="0.0071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Unix OpenOffice.org_project/680m6$Build-9095</meta:generator>
    <meta:initial-creator>Unknown</meta:initial-creator>
    <meta:creation-date>2006-06-12T15:36:58</meta:creation-date>
    <dc:creator>Ian Darwin</dc:creator>
    <dc:date>2007-01-17T15:56:22</dc:date>
    <dc:language>en-US</dc:language>
    <meta:editing-cycles>34</meta:editing-cycles>
    <meta:editing-duration>PT12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293" meta:character-count="1794"/>
  </office:meta>
</office:document-meta>
</file>